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92"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5" style:family="paragraph" style:parent-style-name="Standard">
      <style:paragraph-properties fo:text-align="start" style:justify-single-word="false"/>
      <style:text-properties officeooo:rsid="06ef94cb" officeooo:paragraph-rsid="06ef94cb"/>
    </style:style>
    <style:style style:name="P96" style:family="paragraph" style:parent-style-name="Standard">
      <style:paragraph-properties fo:text-align="start" style:justify-single-word="false"/>
      <style:text-properties officeooo:rsid="06ea7a44" officeooo:paragraph-rsid="06ef5fa0"/>
    </style:style>
    <style:style style:name="P97" style:family="paragraph" style:parent-style-name="Standard">
      <style:paragraph-properties fo:text-align="start" style:justify-single-word="false"/>
      <style:text-properties officeooo:rsid="06ea7a44" officeooo:paragraph-rsid="06ea7a44"/>
    </style:style>
    <style:style style:name="P98" style:family="paragraph" style:parent-style-name="Standard">
      <style:paragraph-properties fo:text-align="start" style:justify-single-word="false"/>
      <style:text-properties officeooo:rsid="06e9612c" officeooo:paragraph-rsid="06e9612c"/>
    </style:style>
    <style:style style:name="P99" style:family="paragraph" style:parent-style-name="Standard">
      <style:paragraph-properties fo:text-align="start" style:justify-single-word="false"/>
      <style:text-properties officeooo:rsid="06e963bb" officeooo:paragraph-rsid="06e963bb"/>
    </style:style>
    <style:style style:name="P100" style:family="paragraph" style:parent-style-name="Standard">
      <style:paragraph-properties fo:text-align="start" style:justify-single-word="false"/>
      <style:text-properties officeooo:rsid="048c172a" officeooo:paragraph-rsid="048c172a"/>
    </style:style>
    <style:style style:name="P10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ed24b" officeooo:paragraph-rsid="072ed24b" style:font-style-asian="normal" style:font-weight-asian="normal"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4b3ca" officeooo:paragraph-rsid="0734b3ca" style:font-style-asian="normal" style:font-weight-asian="normal"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5cc67" officeooo:paragraph-rsid="0735cc67" style:font-style-asian="normal" style:font-weight-asian="normal"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cf43a" officeooo:paragraph-rsid="073cf43a" style:font-style-asian="normal" style:font-weight-asian="normal" style:font-style-complex="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6d4c" officeooo:paragraph-rsid="07406d4c" style:font-style-asian="normal" style:font-weight-asian="normal" style:font-style-complex="normal" style:font-weight-complex="normal"/>
    </style:style>
    <style:style style:name="P109"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da69" officeooo:paragraph-rsid="0740da69" style:font-style-asian="normal" style:font-weight-asian="normal" style:font-style-complex="normal" style:font-weight-complex="normal"/>
    </style:style>
    <style:style style:name="P110"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32cca" officeooo:paragraph-rsid="07432cca" style:font-style-asian="normal" style:font-weight-asian="normal" style:font-style-complex="normal" style:font-weight-complex="normal"/>
    </style:style>
    <style:style style:name="P11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62974" officeooo:paragraph-rsid="07462974" style:font-style-asian="normal" style:font-weight-asian="normal" style:font-style-complex="normal" style:font-weight-complex="normal"/>
    </style:style>
    <style:style style:name="P112"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462974" officeooo:paragraph-rsid="07462974"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text-position="super 58%" style:font-name="PT Mono" fo:font-size="8pt" officeooo:rsid="072ed24b" fo:background-color="transparent" loext:char-shading-value="0" style:font-size-asian="8pt" style:font-size-complex="8pt"/>
    </style:style>
    <style:style style:name="T51" style:family="text">
      <style:text-properties fo:color="#ffffff" loext:opacity="100%" style:text-position="super 58%" style:font-name="PT Mono" fo:font-size="8pt" officeooo:rsid="0732e173" fo:background-color="transparent" loext:char-shading-value="0" style:font-size-asian="8pt" style:font-size-complex="8pt"/>
    </style:style>
    <style:style style:name="T52" style:family="text">
      <style:text-properties fo:color="#ffffff" loext:opacity="100%" style:text-position="super 58%" style:font-name="PT Mono" fo:font-size="8pt" officeooo:rsid="07345302" fo:background-color="transparent" loext:char-shading-value="0" style:font-size-asian="8pt" style:font-size-complex="8pt"/>
    </style:style>
    <style:style style:name="T53" style:family="text">
      <style:text-properties fo:color="#ffffff" loext:opacity="100%" style:text-position="super 58%" style:font-name="PT Mono" fo:font-size="8pt" officeooo:rsid="0736f6ae" fo:background-color="transparent" loext:char-shading-value="0" style:font-size-asian="8pt" style:font-size-complex="8pt"/>
    </style:style>
    <style:style style:name="T54" style:family="text">
      <style:text-properties fo:color="#ffffff" loext:opacity="100%" style:text-position="super 58%" style:font-name="PT Mono" fo:font-size="8pt" officeooo:rsid="073bab39" fo:background-color="transparent" loext:char-shading-value="0" style:font-size-asian="8pt" style:font-size-complex="8pt"/>
    </style:style>
    <style:style style:name="T55" style:family="text">
      <style:text-properties fo:color="#ffffff" loext:opacity="100%" style:text-position="super 58%" style:font-name="PT Mono" fo:font-size="8pt" officeooo:rsid="074136b5" fo:background-color="transparent" loext:char-shading-value="0" style:font-size-asian="8pt" style:font-size-complex="8pt"/>
    </style:style>
    <style:style style:name="T56" style:family="text">
      <style:text-properties fo:color="#ffffff" loext:opacity="100%" style:text-position="super 58%" style:font-name="PT Mono" fo:font-size="8pt" officeooo:rsid="0744c19c" fo:background-color="transparent" loext:char-shading-value="0" style:font-size-asian="8pt" style:font-size-complex="8pt"/>
    </style:style>
    <style:style style:name="T57" style:family="text">
      <style:text-properties fo:color="#ffffff" loext:opacity="100%" style:text-position="super 58%" style:font-name="PT Mono" fo:font-size="8pt" officeooo:rsid="0747e4b9" fo:background-color="transparent" loext:char-shading-value="0" style:font-size-asian="8pt" style:font-size-complex="8pt"/>
    </style:style>
    <style:style style:name="T58"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89"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90"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91"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92"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93"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94"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95"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96"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97"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8"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99"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100"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101"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102"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103"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104" style:family="text">
      <style:text-properties fo:color="#ffffff" loext:opacity="100%" style:font-name="PT Mono" fo:font-size="8pt" fo:font-style="italic" officeooo:rsid="072a76ed" fo:background-color="transparent" loext:char-shading-value="0" style:font-size-asian="8pt" style:font-style-asian="italic" style:font-size-complex="8pt" style:font-style-complex="italic"/>
    </style:style>
    <style:style style:name="T105" style:family="text">
      <style:text-properties fo:color="#ffffff" loext:opacity="100%" style:font-name="PT Mono" fo:font-size="8pt" fo:font-style="italic" officeooo:rsid="0736f6ae" fo:background-color="transparent" loext:char-shading-value="0" style:font-size-asian="8pt" style:font-style-asian="italic" style:font-size-complex="8pt" style:font-style-complex="italic"/>
    </style:style>
    <style:style style:name="T106" style:family="text">
      <style:text-properties fo:color="#ffffff" loext:opacity="100%" style:font-name="PT Mono" fo:font-size="8pt" fo:font-style="italic" officeooo:rsid="0744c19c" fo:background-color="transparent" loext:char-shading-value="0" style:font-size-asian="8pt" style:font-style-asian="italic" style:font-size-complex="8pt" style:font-style-complex="italic"/>
    </style:style>
    <style:style style:name="T107" style:family="text">
      <style:text-properties fo:color="#ffffff" loext:opacity="100%" style:font-name="PT Mono" fo:font-size="8pt" fo:background-color="transparent" loext:char-shading-value="0" style:font-size-asian="8pt" style:font-size-complex="8pt"/>
    </style:style>
    <style:style style:name="T108" style:family="text">
      <style:text-properties fo:color="#ffffff" loext:opacity="100%" style:font-name="PT Mono" fo:font-size="8pt" officeooo:rsid="0720ce92" fo:background-color="transparent" loext:char-shading-value="0" style:font-size-asian="8pt" style:font-size-complex="8pt"/>
    </style:style>
    <style:style style:name="T109" style:family="text">
      <style:text-properties fo:color="#ffffff" loext:opacity="100%" style:font-name="PT Mono" fo:font-size="8pt" officeooo:rsid="072212bb" fo:background-color="transparent" loext:char-shading-value="0" style:font-size-asian="8pt" style:font-size-complex="8pt"/>
    </style:style>
    <style:style style:name="T110" style:family="text">
      <style:text-properties fo:color="#ffffff" loext:opacity="100%" style:font-name="PT Mono" fo:font-size="8pt" officeooo:rsid="07222eb8" fo:background-color="transparent" loext:char-shading-value="0" style:font-size-asian="8pt" style:font-size-complex="8pt"/>
    </style:style>
    <style:style style:name="T111" style:family="text">
      <style:text-properties fo:color="#ffffff" loext:opacity="100%" style:font-name="PT Mono" fo:font-size="8pt" officeooo:rsid="0723f78a" fo:background-color="transparent" loext:char-shading-value="0" style:font-size-asian="8pt" style:font-size-complex="8pt"/>
    </style:style>
    <style:style style:name="T112" style:family="text">
      <style:text-properties fo:color="#ffffff" loext:opacity="100%" style:font-name="PT Mono" fo:font-size="8pt" officeooo:rsid="072917f4" fo:background-color="transparent" loext:char-shading-value="0" style:font-size-asian="8pt" style:font-size-complex="8pt"/>
    </style:style>
    <style:style style:name="T113" style:family="text">
      <style:text-properties fo:color="#ffffff" loext:opacity="100%" style:font-name="PT Mono" fo:font-size="8pt" officeooo:rsid="0729699c" fo:background-color="transparent" loext:char-shading-value="0" style:font-size-asian="8pt" style:font-size-complex="8pt"/>
    </style:style>
    <style:style style:name="T114" style:family="text">
      <style:text-properties fo:color="#ffffff" loext:opacity="100%" style:font-name="PT Mono" fo:font-size="8pt" officeooo:rsid="072a76ed" fo:background-color="transparent" loext:char-shading-value="0" style:font-size-asian="8pt" style:font-size-complex="8pt"/>
    </style:style>
    <style:style style:name="T115" style:family="text">
      <style:text-properties fo:color="#ffffff" loext:opacity="100%" style:font-name="PT Mono" fo:font-size="8pt" officeooo:rsid="072d5182" fo:background-color="transparent" loext:char-shading-value="0" style:font-size-asian="8pt" style:font-size-complex="8pt"/>
    </style:style>
    <style:style style:name="T116" style:family="text">
      <style:text-properties fo:color="#ffffff" loext:opacity="100%" style:font-name="PT Mono" fo:font-size="8pt" officeooo:rsid="072ed24b" fo:background-color="transparent" loext:char-shading-value="0" style:font-size-asian="8pt" style:font-size-complex="8pt"/>
    </style:style>
    <style:style style:name="T117" style:family="text">
      <style:text-properties fo:color="#ffffff" loext:opacity="100%" style:font-name="PT Mono" fo:font-size="8pt" officeooo:rsid="0732e173" fo:background-color="transparent" loext:char-shading-value="0" style:font-size-asian="8pt" style:font-size-complex="8pt"/>
    </style:style>
    <style:style style:name="T118" style:family="text">
      <style:text-properties fo:color="#ffffff" loext:opacity="100%" style:font-name="PT Mono" fo:font-size="8pt" officeooo:rsid="07345302" fo:background-color="transparent" loext:char-shading-value="0" style:font-size-asian="8pt" style:font-size-complex="8pt"/>
    </style:style>
    <style:style style:name="T119" style:family="text">
      <style:text-properties fo:color="#ffffff" loext:opacity="100%" style:font-name="PT Mono" fo:font-size="8pt" officeooo:rsid="0734b3ca" fo:background-color="transparent" loext:char-shading-value="0" style:font-size-asian="8pt" style:font-size-complex="8pt"/>
    </style:style>
    <style:style style:name="T120" style:family="text">
      <style:text-properties fo:color="#ffffff" loext:opacity="100%" style:font-name="PT Mono" fo:font-size="8pt" officeooo:rsid="0735cc67" fo:background-color="transparent" loext:char-shading-value="0" style:font-size-asian="8pt" style:font-size-complex="8pt"/>
    </style:style>
    <style:style style:name="T121" style:family="text">
      <style:text-properties fo:color="#ffffff" loext:opacity="100%" style:font-name="PT Mono" fo:font-size="8pt" officeooo:rsid="0736f6ae" fo:background-color="transparent" loext:char-shading-value="0" style:font-size-asian="8pt" style:font-size-complex="8pt"/>
    </style:style>
    <style:style style:name="T122" style:family="text">
      <style:text-properties fo:color="#ffffff" loext:opacity="100%" style:font-name="PT Mono" fo:font-size="8pt" officeooo:rsid="073bab39" fo:background-color="transparent" loext:char-shading-value="0" style:font-size-asian="8pt" style:font-size-complex="8pt"/>
    </style:style>
    <style:style style:name="T123" style:family="text">
      <style:text-properties fo:color="#ffffff" loext:opacity="100%" style:font-name="PT Mono" fo:font-size="8pt" officeooo:rsid="073cf43a" fo:background-color="transparent" loext:char-shading-value="0" style:font-size-asian="8pt" style:font-size-complex="8pt"/>
    </style:style>
    <style:style style:name="T124" style:family="text">
      <style:text-properties fo:color="#ffffff" loext:opacity="100%" style:font-name="PT Mono" fo:font-size="8pt" officeooo:rsid="07406d4c" fo:background-color="transparent" loext:char-shading-value="0" style:font-size-asian="8pt" style:font-size-complex="8pt"/>
    </style:style>
    <style:style style:name="T125" style:family="text">
      <style:text-properties fo:color="#ffffff" loext:opacity="100%" style:font-name="PT Mono" fo:font-size="8pt" officeooo:rsid="074136b5" fo:background-color="transparent" loext:char-shading-value="0" style:font-size-asian="8pt" style:font-size-complex="8pt"/>
    </style:style>
    <style:style style:name="T126" style:family="text">
      <style:text-properties fo:color="#ffffff" loext:opacity="100%" style:font-name="PT Mono" fo:font-size="8pt" officeooo:rsid="0744c19c" fo:background-color="transparent" loext:char-shading-value="0" style:font-size-asian="8pt" style:font-size-complex="8pt"/>
    </style:style>
    <style:style style:name="T127" style:family="text">
      <style:text-properties fo:color="#ffffff" loext:opacity="100%" style:font-name="PT Mono" fo:font-size="8pt" officeooo:rsid="07462974" fo:background-color="transparent" loext:char-shading-value="0" style:font-size-asian="8pt" style:font-size-complex="8pt"/>
    </style:style>
    <style:style style:name="T128" style:family="text">
      <style:text-properties fo:color="#ffffff" loext:opacity="100%" style:font-name="PT Mono" fo:font-size="8pt" officeooo:rsid="0747e4b9" fo:background-color="transparent" loext:char-shading-value="0" style:font-size-asian="8pt" style:font-size-complex="8pt"/>
    </style:style>
    <style:style style:name="T129"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30"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31" style:family="text">
      <style:text-properties officeooo:rsid="0706f97f"/>
    </style:style>
    <style:style style:name="T132" style:family="text">
      <style:text-properties style:text-position="0% 100%"/>
    </style:style>
    <style:style style:name="T133" style:family="text">
      <style:text-properties officeooo:rsid="0735c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100"><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8"><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31">to</text:span> the side of the road, picked berries, continued on, stopped at a BBQ joint, ate <text:span text:style-name="T131">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31">cooked</text:span> pancakes. He slowly packed up the last of his drums, sat on the couch looking at his phone until Hannah asked, “Are you stuck?”</text:p>
      <text:p text:style-name="P7"><text:s text:c="3"/>“I’m playing Wordle…”</text:p>
      <text:p text:style-name="P99"><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8"><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31">one </text:span>as well. She said she had for 6:45, so he went back to the middle room, got cuddles, hopped in the Camry, went to Starbucks, drove to Advance, went inside, ate breakfast, watched the start of the British F1, played music, took naps, got back in the car.</text:p>
      <text:p text:style-name="P9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6"><text:span text:style-name="T1"><text:s text:c="3"/></text:span><text:span text:style-name="T7">Kamaka ran UBRS </text:span><text:span text:style-name="T9">with LTD</text:span><text:span text:style-name="T7">.</text:span><text:span text:style-name="T16">752</text:span></text:p>
      <text:p text:style-name="P96"><text:span text:style-name="T7"><text:s text:c="3"/></text:span><text:span text:style-name="T8">Ross looked at Instagram.</text:span><text:span text:style-name="T17">829</text:span><text:span text:style-name="T8"> </text:span></text:p>
      <text:p text:style-name="P96"><text:span text:style-name="T8"><text:s text:c="3"/></text:span><text:span text:style-name="T9">Tokup ran BRD with Pughouse, winning nothing.</text:span><text:span text:style-name="T18">1009</text:span></text:p>
      <text:p text:style-name="P11"/>
      <text:p text:style-name="P11">vii.vii</text:p>
      <text:p text:style-name="P11"/>
      <text:p text:style-name="P95"><text:span text:style-name="T1">Ross </text:span><text:span text:style-name="T10">typed</text:span><text:span text:style-name="T1"> on his </text:span><text:span text:style-name="T10">device</text:span><text:span text:style-name="T1">:</text:span></text:p>
      <text:p text:style-name="P9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9"><text:s text:c="3"/>I walked up the hill, sat at the next bus stop, had a text from Hannah, "Good morning sweet pea! Hope your day is good"</text:p>
      <text:p text:style-name="P49"><text:s text:c="3"/>I said, "Well I narrowly avoided getting run over by a work truck in the crosswalk at the grey eagle just now, like had to run and do a spin maneuver. He turned left and kept going, not sure he ever saw me</text:p>
      <text:p text:style-name="P95"><text:soft-page-break/><text:span text:style-name="T11"><text:s text:c="3"/>But yes, it has been good and I hope yours is too" </text:span><text:span text:style-name="T19">1211</text:span></text:p>
      <text:p text:style-name="P4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9"><text:s text:c="3"/>"I hope you are okay sweet pea! I am glad you are safe," she said.</text:p>
      <text:p text:style-name="P95"><text:span text:style-name="T11"><text:s text:c="3"/>I said, "Yeah just a lil rush of adrenaline/anger. I'm arriving at the bank now and I love you so much" </text:span><text:span text:style-name="T19">1240</text:span></text:p>
      <text:p text:style-name="P95"><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5"><text:span text:style-name="T11"><text:s text:c="3"/>He said, "Heck yeah bud! Glad yall had a good time. I do wanna get that stuff figured out for live band." </text:span><text:span text:style-name="T19">112</text:span></text:p>
      <text:p text:style-name="P9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3"/>
      <text:p text:style-name="P83"><text:span text:style-name="T58">Ross walked out of </text:span><text:span text:style-name="T70">downtown</text:span><text:span text:style-name="T58">, </text:span><text:span text:style-name="T70">sat</text:span><text:span text:style-name="T58"> at the Clingman bus stop, did a chess puzzle, went across the bridge </text:span><text:span text:style-name="T62">to the</text:span><text:span text:style-name="T58"> next stop, did another puzzle, walked up the hill. It started to rain. He tried to wait it out at Taco Billy, but, </text:span><text:span text:style-name="T62">once the weather app</text:span><text:span text:style-name="T58"> finally updated, he summon</text:span><text:span text:style-name="T62">ed</text:span><text:span text:style-name="T58"> an Uber, rode to Meyers, got debriefed by Stephen, sat at the computer, wrote,</text:span><text:span text:style-name="T24">328</text:span><text:span text:style-name="T58"> </text:span><text:soft-page-break/><text:span text:style-name="T59">made his bed, cooked noodles,</text:span><text:span text:style-name="T25">351</text:span><text:span text:style-name="T60"> </text:span><text:span text:style-name="T62">laid</text:span><text:span text:style-name="T60"> in bed, clean</text:span><text:span text:style-name="T62">ed</text:span><text:span text:style-name="T60"> his room, heard from Stephen that Tony had possibly been shitting in the sink,</text:span><text:span text:style-name="T26">446</text:span><text:span text:style-name="T61"> talked to Hannah, took a bath,</text:span><text:span text:style-name="T27">545</text:span><text:span text:style-name="T61"> </text:span><text:span text:style-name="T63">updated his website, </text:span><text:span text:style-name="T64">made a cup of coffee</text:span><text:span text:style-name="T63">.</text:span><text:span text:style-name="T28">62</text:span><text:span text:style-name="T29">4 </text:span></text:p>
      <text:p text:style-name="P83"><text:span text:style-name="T65"><text:s text:c="3"/></text:span><text:span text:style-name="T66">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2"><text:span text:style-name="T58">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8"> </text:span><text:span text:style-name="T67">looked at his phone, took the most amazing nap,</text:span><text:span text:style-name="T30">1229</text:span><text:span text:style-name="T67"> </text:span><text:span text:style-name="T68">looked at his phone, made a sandwich, ate in the kitchen, got rundown of Stephen’s stressors.</text:span><text:span text:style-name="T31">153</text:span></text:p>
      <text:p text:style-name="P82"><text:span text:style-name="T68"><text:s text:c="3"/></text:span><text:span text:style-name="T69">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4"><text:span text:style-name="T69">V</text:span><text:span text:style-name="T58">II.IX</text:span></text:p>
      <text:p text:style-name="P50"/>
      <text:p text:style-name="P50">I woke at seven, felt achey from doing nothing all day. Haden was banging around, gathering belongings. I sat up, closed my eyes, laid back down. She left and I immediately heard Stephen clanking around.</text:p>
      <text:p text:style-name="P94"><text:span text:style-name="T58"><text:s text:c="3"/>I typed up the end of my previous entry, played Wordle (NOVEL in five,) packed my scratch journal, </text:span><text:span text:style-name="T71">On Quality</text:span><text:span text:style-name="T72">, two pens, wallet, phone, went into the kitchen, borrowed a splash of coffee, heard about Stephen vomiting from cleaning chemicals, grabbed a hop water, left the house.</text:span></text:p>
      <text:p text:style-name="P94"><text:span text:style-name="T72"><text:s text:c="3"/>The birb was standingon the ground. I congratulated her on her hatching, which I may not yet have written about. I walked up to the Freemason </text:span><text:soft-page-break/><text:span text:style-name="T72">lodge, sat, finished my coffee, switched to hope water, walked to Battle Cat, ordered a double espresso, sat on the porch, edited four pages, wrote,</text:span><text:span text:style-name="T32">1112</text:span><text:span text:style-name="T72"> read a chapter of </text:span><text:span text:style-name="T71">On Quality</text:span><text:span text:style-name="T72">,</text:span><text:span text:style-name="T32">1143</text:span><text:span text:style-name="T72"> talked to Hannah on the phone.</text:span><text:span text:style-name="T32">1150</text:span></text:p>
      <text:p text:style-name="P94"><text:span text:style-name="T72"><text:s text:c="3"/>she said she was running behind, so I walked to Cooperative, ordered a drip and a draft bubbly water. I think the water was free, which actually makes the $3.75 drip seem reasonable.</text:span><text:span text:style-name="T32">1203</text:span><text:span text:style-name="T72"> I read another chapter, heard from Hannah, correctly solved five chess puzzles.</text:span><text:span text:style-name="T32">1231</text:span></text:p>
      <text:p text:style-name="P5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81"><text:span text:style-name="T72"><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72"> </text:span><text:span text:style-name="T73">laid in bed looking at his phone, put some gig clothes in the Camry.</text:span><text:span text:style-name="T33">534</text:span><text:span text:style-name="T73"> </text:span></text:p>
      <text:p text:style-name="P81"><text:span text:style-name="T73"><text:s text:c="3"/></text:span><text:span text:style-name="T74">Ross wrote in his scratch journal: </text:span><text:span text:style-name="T99">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99"> ate while listening to Ozzy Osbourne trivia.</text:span><text:span text:style-name="T21">648</text:span></text:p>
      <text:p text:style-name="P64"/>
      <text:p text:style-name="P16">When the trivia host announced it was time for a bio break, Ross approached him and said, “Only MMO <text:soft-page-break/>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2"><text:s text:c="3"/>Ross,</text:p>
      <text:p text:style-name="P52"><text:s text:c="3"/>Hello to you!</text:p>
      <text:p text:style-name="P52"><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p>
      <text:p text:style-name="P5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2"><text:s text:c="3"/>If that sounds like the environment you'd like to work in, please, message back to set up an in-person meeting.</text:p>
      <text:p text:style-name="P52"><text:s text:c="3"/>Warmest Regards,</text:p>
      <text:p text:style-name="P52"><text:s text:c="3"/>Morgan</text:p>
      <text:p text:style-name="P16"><text:soft-page-break/>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80"><text:span text:style-name="T72"><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72"> </text:span></text:p>
      <text:p text:style-name="P80"><text:span text:style-name="T72"><text:s text:c="3"/></text:span><text:span text:style-name="T75">Ross relaxed, </text:span><text:span text:style-name="T76">read, </text:span><text:span text:style-name="T75">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9"><text:span text:style-name="T72">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72">her goodbye, put his coffee on the warmer, laid in bed.</text:span><text:span text:style-name="T32">935</text:span></text:p>
      <text:p text:style-name="P79"><text:span text:style-name="T32"><text:s text:c="3"/></text:span><text:span text:style-name="T77">Kamaka made a piece of mooncloth.</text:span><text:span text:style-name="T34">1022</text:span><text:span text:style-name="T77"> </text:span></text:p>
      <text:p text:style-name="P19"/>
      <text:p text:style-name="P5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3"><text:s text:c="3"/>The only remaining mystery is whether I should integrate the MCU. My original thought was to save costs by not, but there’s barely enough room for it in the current layercase, and this would be 3MM shorter.</text:p>
      <text:p text:style-name="P53"/>
      <text:p text:style-name="P53">VII.XII</text:p>
      <text:p text:style-name="P53"/>
      <text:p text:style-name="P93"><text:span text:style-name="T72">I slept til the monsters demanded food, fed them, ate fwuit, went back to bed, woke with a stiff back, made espresso, went out on the porch.</text:span><text:span text:style-name="T32">1054</text:span></text:p>
      <text:p text:style-name="P53"><text:s text:c="3"/>I drank that, did the dishes cleaned the litter, talked to Hannah, figured out how to dispense hot water from the espresso machine, made an Americano, did kung-fu w/ Chuck on the porch, packed my bag, drove downtown.</text:p>
      <text:p text:style-name="P5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3"><text:s text:c="3"/>I was tired, packed up drums, said goodbye to the friends, went to the co-op, bought noodles, ginger <text:soft-page-break/>ale, a plum, sat in the shade, ate, talked to Hannah. I drove to Meyers, talked to her again, went inside, got bugged by Stephen, got into Hannah’s car, rode to Ace, got a nut for her mic stand.</text:p>
      <text:p text:style-name="P93"><text:span text:style-name="T72"><text:s text:c="3"/>We went down to Downing, sat on the couch, looked at our phones, talked about keyboards, read from </text:span><text:span text:style-name="T71">The Artist’s Way</text:span><text:span text:style-name="T72">, cuddled, went to bed.</text:span></text:p>
      <text:p text:style-name="P53"/>
      <text:p text:style-name="P53">VII.XIII</text:p>
      <text:p text:style-name="P53"/>
      <text:p text:style-name="P93"><text:span text:style-name="T72">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3"/>
      <text:p text:style-name="P78"><text:span text:style-name="T72">We moved to a table, talked about pontooning, drove to Chipotle, picked up food, went to her house, parted ways. I talked with Kathryn in the yard about the video debating where the downbeat is in </text:span><text:span text:style-name="T98">Roll Out.</text:span><text:span text:style-name="T72">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78"><text:span text:style-name="T72"><text:s text:c="3"/>I turned on the light in my bedroom, set up the MacBook air, transcribed entries, wrote.</text:span><text:span text:style-name="T32">939</text:span><text:span text:style-name="T72"> </text:span></text:p>
      <text:p text:style-name="P20"/>
      <text:p text:style-name="P54">VII.XIV</text:p>
      <text:p text:style-name="P54"/>
      <text:p text:style-name="P92"><text:span text:style-name="T72">I woke feeling very tired, sore even, eventually got up, ate some grapes, lay back down, mustered strength, left the house, walked to the bus stop just before the bridge.</text:span><text:span text:style-name="T32">1010</text:span><text:span text:style-name="T72"> I guess I also played Wordle (UNDID in four.) I do not understand why I feel so sore.</text:span></text:p>
      <text:p text:style-name="P92"><text:span text:style-name="T72"><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72">in the window for five secs, walked to the park, sat under a tree, checked my finances and my calendar, wrote.</text:span><text:span text:style-name="T32">1139</text:span><text:span text:style-name="T72"> </text:span><text:span text:style-name="T129">I can’t be</text:span><text:span text:style-name="T130"> I’m</text:span><text:span text:style-name="T72"> so excited to have three gigs coming up this weekend.</text:span></text:p>
      <text:p text:style-name="P5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7"><text:span text:style-name="T72"><text:s text:c="3"/>He drank some Coke, paid, walked to Meyers, laid on the bed, moved to the computer, transcribed, wrote.</text:span><text:span text:style-name="T32">230</text:span><text:span text:style-name="T72"> </text:span><text:span text:style-name="T78">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6"><text:span text:style-name="T72">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72"> </text:span><text:span text:style-name="T79">He went into WoW, checked mail on all his </text:span><text:soft-page-break/><text:span text:style-name="T79">toons, waved goodbye to Dookem accidentally, then everyone.</text:span><text:span text:style-name="T35">1140</text:span><text:span text:style-name="T79"> </text:span></text:p>
      <text:p text:style-name="P76"><text:span text:style-name="T79"><text:s text:c="3"/></text:span><text:span text:style-name="T80">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80"> </text:span></text:p>
      <text:p text:style-name="P76"><text:span text:style-name="T80"><text:s text:c="3"/></text:span><text:span text:style-name="T81">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81"> </text:span></text:p>
      <text:p text:style-name="P24"/>
      <text:p text:style-name="P75"><text:span text:style-name="T81">v</text:span><text:span text:style-name="T72">ii.xvi</text:span></text:p>
      <text:p text:style-name="P25"/>
      <text:p text:style-name="P25">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5"><text:span text:style-name="T72"><text:s text:c="3"/>Ross kissed Hannah goodbye, drove to Trammell, got high, played </text:span><text:span text:style-name="T98">Only Takes a Minute, Birds of a Feather, s</text:span><text:span text:style-name="T72">ome new cover, </text:span><text:span text:style-name="T98">Time is Infinite </text:span><text:span text:style-name="T72">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72"> </text:span></text:p>
      <text:p text:style-name="P26">vii.xvii</text:p>
      <text:p text:style-name="P27"/>
      <text:p text:style-name="P74"><text:span text:style-name="T72">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72"> </text:span></text:p>
      <text:p text:style-name="P74"><text:span text:style-name="T72"><text:s text:c="3"/></text:span><text:span text:style-name="T82">Ross did a 2D mockup of the third iteration of the Shortcut case, got dressed, </text:span><text:span text:style-name="T83">made a coffee,</text:span><text:span text:style-name="T82">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82"> </text:span></text:p>
      <text:p text:style-name="P74"><text:span text:style-name="T82"><text:s text:c="3"/></text:span><text:span text:style-name="T84">He did 2D case design, loaded it into OnShape, noted a couple desired changes, went to bed.</text:span></text:p>
      <text:p text:style-name="P28"/>
      <text:p text:style-name="P29">vii.xviii</text:p>
      <text:p text:style-name="P29"/>
      <text:p text:style-name="P73"><text:span text:style-name="T72">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72"> </text:span></text:p>
      <text:p text:style-name="P73"><text:span text:style-name="T72"><text:s text:c="3"/></text:span><text:span text:style-name="T85">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2"><text:span text:style-name="T72">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72"> </text:span></text:p>
      <text:p text:style-name="P72"><text:span text:style-name="T72"><text:s text:c="3"/></text:span><text:span text:style-name="T86">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86"> </text:span></text:p>
      <text:p text:style-name="P32"/>
      <text:p text:style-name="P71"><text:span text:style-name="T86">v</text:span><text:span text:style-name="T72">ii.xx</text:span></text:p>
      <text:p text:style-name="P33"/>
      <text:p text:style-name="P71"><text:span text:style-name="T72">Ross woke at ten, talked to Hannah, made coffee, flopped around in bed, eventually flashed a Rebound w/ Piframe, was baffled that it worked on the iMac but not Air.</text:span><text:span text:style-name="T32">126</text:span><text:span text:style-name="T72"> </text:span><text:span text:style-name="T87">He continued to rot as Hannah’s day got delayed, eventually ordering a pizza.</text:span><text:span text:style-name="T40">606</text:span><text:span text:style-name="T87"> </text:span></text:p>
      <text:p text:style-name="P71"><text:span text:style-name="T87"><text:s text:c="3"/></text:span><text:span text:style-name="T88">He ate, slowly realizing his pizza, despite having the correct vibes, was 4/6</text:span><text:span text:style-name="T41">th</text:span><text:span text:style-name="T88">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5">VII.XXI</text:p>
      <text:p text:style-name="P35"/>
      <text:p text:style-name="P55">Woke to the sound of Hannah’s alarms after dreams of touring ‘Virginia Tech’ in search of Adam Bolt, who had been appointed a designated entity by Donald Trump to provide an item that shortened a freshman quest. Maddy Schuler was there too.</text:p>
      <text:p text:style-name="P91"><text:span text:style-name="T72"><text:s text:c="3"/>I snuggled Hannah, made her a coffee, sat in the relocated blue chair, watched her stretch, used my laser vision to heal her. When she got in the </text:span><text:soft-page-break/><text:span text:style-name="T72">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5"/>
      <text:p text:style-name="P70"><text:span text:style-name="T72">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91"><text:span text:style-name="T72"><text:s text:c="3"/></text:span><text:span text:style-name="T96">Ross wrote in his notebook: </text:span><text:span text:style-name="T89">I did some case brainstorming,</text:span><text:span text:style-name="T96"> (a minimal design the exact width of the PCB just barely fits on the A1 plate.)</text:span><text:span text:style-name="T89">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89"> </text:span></text:p>
      <text:p text:style-name="P56"/>
      <text:p text:style-name="P69"><text:span text:style-name="T89">R</text:span><text:span text:style-name="T72">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72"> </text:span><text:span text:style-name="T90">He shopped for switches/caps, decided on Keebio, bemoaned the total price, had the bright idea to search Walmart, made purchases, looked at his phone,</text:span><text:span text:style-name="T43">1252</text:span><text:span text:style-name="T90"> </text:span><text:span text:style-name="T91">took a bath.</text:span></text:p>
      <text:p text:style-name="P36"/>
      <text:p text:style-name="P57"/>
      <text:p text:style-name="P36"/>
      <text:p text:style-name="P37"/>
      <text:p text:style-name="P38">vii.xxii</text:p>
      <text:p text:style-name="P37"/>
      <text:p text:style-name="P68"><text:span text:style-name="T72">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72"> </text:span><text:span text:style-name="T92">which was a miscommunication.</text:span></text:p>
      <text:p text:style-name="P68"><text:span text:style-name="T92"><text:s text:c="3"/>He put clothes in his laundry basket, drank another coffee, made his bed, talked to Hannah on the phone for a while about the Ryan/Melissa problem, scoured Discord, </text:span><text:span text:style-name="T93">printed journal pages, </text:span><text:span text:style-name="T92">researched magnets, thought about Layercase redesign possibilities, a larger Shortcut, his business in general.</text:span><text:span text:style-name="T44">222</text:span><text:span text:style-name="T92"> </text:span></text:p>
      <text:p text:style-name="P67"><text:span text:style-name="T92"><text:s text:c="3"/></text:span><text:span text:style-name="T94">He wrote in his scratch notebook: </text:span><text:span text:style-name="T100">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7"><text:s text:c="3"/>Hannah came over after class. We talked, cuddled, pet cats. She decided to go home and I gave her directions. I laid on the bed with Ophelia for a while charging my phone, but, when she left, realized I wanted to be back on the couch.</text:p>
      <text:p text:style-name="P57"/>
      <text:p text:style-name="P57">VII.XXIII</text:p>
      <text:p text:style-name="P57"/>
      <text:p text:style-name="P57">I woke to early texts from Hannah &amp; Alex; Kevin wouldn’t be able to play Shakori. I soon got a call from her, told her everything woulc be alright, went back to sleep. First, actually, Merlin had woke me for food.</text:p>
      <text:p text:style-name="P66"><text:span text:style-name="T98"><text:s text:c="3"/>I slept til 1130, found beans, boiled water, ground the beans, fed Chester, started a French press, went outside, charged my phone, sat at the table with Chester, wrote, poured coffee.</text:span><text:span text:style-name="T20">1203</text:span><text:span text:style-name="T98"> I also played Wordle (WATER in five) and forgot to mention the main thing I did yesterday was finally successfully visualize how to design a stury 3DP Shortcut case for a smaller printer.</text:span></text:p>
      <text:p text:style-name="P66"><text:soft-page-break/><text:span text:style-name="T98"><text:s text:c="3"/>I brought in the trash, checked the mail, ate a banana, continued to drink coffee, visualized my afternoon.</text:span><text:span text:style-name="T20">1256</text:span></text:p>
      <text:p text:style-name="P66"><text:span text:style-name="T98"><text:s text:c="3"/>I went to put on clean clothes from the dryer, but they were hella damp, so I put that on for another hour, grabbed </text:span><text:span text:style-name="T101">On Quality</text:span><text:span text:style-name="T98">, finished that. I sat in the sun for a moment, thought about how Danny’s 3D prints use long bolts insterted from underneath. He said essentially that one just threads them into a 1.9mm hole.</text:span></text:p>
      <text:p text:style-name="P5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7"/>
      <text:p text:style-name="P57">VII.XXIV</text:p>
      <text:p text:style-name="P57"/>
      <text:p text:style-name="P66"><text:span text:style-name="T98">I dreamed of being in weird Philly houses, then a back alley with 9</text:span><text:span text:style-name="T20">th</text:span><text:span text:style-name="T98">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6"><text:span text:style-name="T98"><text:s text:c="3"/>I played Wordle (QUAKE in three,) texted Hannah, started coffee, talked to her on the phone, sat on the floor.</text:span><text:span text:style-name="T20">1049</text:span></text:p>
      <text:p text:style-name="P57"/>
      <text:p text:style-name="P66"><text:span text:style-name="T72">Ross drank more coffee, checked the mail, cleaned the French press, watered potted plants, changed his shirt, drove to Silverball, ate a half Dolly, continued to Meyers, opened his Keebio keycaps, transcribed journal entries.</text:span><text:span text:style-name="T32">324</text:span><text:span text:style-name="T72"> </text:span></text:p>
      <text:p text:style-name="P89"><text:soft-page-break/><text:span text:style-name="T72"><text:s text:c="3"/></text:span><text:span text:style-name="T97">From the scratch notebook: </text:span><text:span text:style-name="T95">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8"><text:s text:c="3"/>He left. I slowly said my goodbyes, drove to Waterford, got naked, ate like four packs of crackers, went to sleep.</text:p>
      <text:p text:style-name="P58"/>
      <text:p text:style-name="P59">VII.XXV</text:p>
      <text:p text:style-name="P59"/>
      <text:p text:style-name="P90"><text:span text:style-name="T72">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90"><text:span text:style-name="T72"><text:s text:c="3"/>I talked to Hannah, drank coffee, looked at my phone, watered the garden.</text:span><text:span text:style-name="T32">210</text:span></text:p>
      <text:p text:style-name="P59"><text:s text:c="3"/>I hung around the house, started researching 3D printers, wondering if the business might need a rebrand. Potential names I thought of include Hungry Cat, Sleepy Cat, 2Cat, Moss, Fwuit, Blackbear, Menu, Story, Chapter, 360, Mossberry, Clementine … Bagu?</text:p>
      <text:p text:style-name="P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9"><text:s text:c="3"/>I drove to Waterford, looked into choc stabilizers, went to sleep.</text:p>
      <text:p text:style-name="P59"/>
      <text:p text:style-name="P59">VII.XXV</text:p>
      <text:p text:style-name="P59"/>
      <text:p text:style-name="P59">My alarm went off at 9 and I snoozed it for ten minutes. I had a text from Steve asking about playing Aryuprana. I scooped liter, put dishes away, <text:soft-page-break/>fed/watered, gathered belongings, played Wordle (HAUNT in five,) checked the mail, did chess puzzles, listened to a memo from Scott, got in the car, went to Exxon, got $10 in gas/coffee.</text:p>
      <text:p text:style-name="P90"><text:span text:style-name="T72"><text:s text:c="3"/>I drove to Hillcrest, let Myrtle out, ate blueberries, goulash, pizza, charged my phone, talked to my dad, wrote.</text:span><text:span text:style-name="T32">1131</text:span><text:span text:style-name="T72">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90"><text:span text:style-name="T72"><text:s text:c="3"/>I got into the hammock with Hannah, read a chapter of </text:span><text:span text:style-name="T71">Free Play</text:span><text:span text:style-name="T72">.</text:span></text:p>
      <text:p text:style-name="P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9"><text:s text:c="3"/>We walked the trail, threw frisbee with Myrtle, got water from the fridge, went to bed.</text:p>
      <text:p text:style-name="P60">VII.XXVI</text:p>
      <text:p text:style-name="P59"/>
      <text:p text:style-name="P90"><text:span text:style-name="T72">Woke from dreams of hip-hop shows. Hannah made coffees. I walked down to the restroom, charged my phone, got my notebook, wrote.</text:span><text:span text:style-name="T32">924</text:span><text:span text:style-name="T72"> </text:span></text:p>
      <text:p text:style-name="P59"/>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4"><text:span text:style-name="T107">I woke around 9:30 after rocket ship dreams, did some 2D case mockup, struggled with Wordle (OMEGA in three.)</text:span><text:span text:style-name="T45">1253</text:span></text:p>
      <text:p text:style-name="P65"/>
      <text:p text:style-name="P85"><text:span text:style-name="T107">Back to the scratch notebook: </text:span><text:span text:style-name="T102">I did the case design for 634 in one go, collaborated w/ ChatGPT on some logos for Catnap, made a sandwich, opened a Cheerwine, found it disgusting.</text:span><text:span text:style-name="T22">615</text:span></text:p>
      <text:p text:style-name="P61"><text:s text:c="3"/>I painstakingly added switches and keycaps to the model of what I decided to call Double, researched ways to do it better using Discord/ChatGPT. I tried to sleep, but kept getting up to experiment with things.</text:p>
      <text:p text:style-name="P61"/>
      <text:p text:style-name="P61">VII.XXX</text:p>
      <text:p text:style-name="P61"/>
      <text:p text:style-name="P61">I did eventually sleep though and it made me very tired after dreams of working at a gas station, dealing with active shooters. I got up, let Myrtle out, ate blueberries/apple, started a load of laundry.</text:p>
      <text:p text:style-name="P43"/>
      <text:p text:style-name="P85"><text:span text:style-name="T111">Ross</text:span><text:span text:style-name="T107"> fed the cats, opened a bubbly water, made coffee, fed Myrtle, asked ChatGPT for help getting the journal git up to date on </text:span><text:span text:style-name="T111">his</text:span><text:span text:style-name="T107"> iMac, transcribed five days of entries,</text:span><text:span text:style-name="T45">1234</text:span><text:span text:style-name="T107"> </text:span><text:span text:style-name="T108">took a bath,</text:span><text:span text:style-name="T46">120</text:span><text:span text:style-name="T108"> </text:span><text:span text:style-name="T109">watched videos about force sensitive resistors for drum triggers,</text:span><text:span text:style-name="T47">150</text:span><text:span text:style-name="T109"> <text:s/></text:span><text:span text:style-name="T110">made a sandwich.</text:span></text:p>
      <text:p text:style-name="P85"><text:span text:style-name="T110"><text:s text:c="3"/></text:span><text:span text:style-name="T111">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6"><text:span text:style-name="T107">Ross woke, placed switches, went back to bed, got up around noon, placed diodes, found out about Asheville Makers thanks to ChatGPT, did some routing.</text:span><text:span text:style-name="T45">318</text:span><text:span text:style-name="T107"> </text:span></text:p>
      <text:p text:style-name="P47"><text:s text:c="3"/>Ross asked ChatGPT to write his journal for him:</text:p>
      <text:p text:style-name="P62"><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2"/>
      <text:p text:style-name="P62">Spent the evening deep in the keyboard design — I stayed up late sketching, measuring, and figuring out how to rotate the middle PCB so the Pro Micro could sit just right, while the signal passed through the side boards. </text:p>
      <text:p text:style-name="P62"/>
      <text:p text:style-name="P62"><text:span text:style-name="T133">VIII</text:span>.I</text:p>
      <text:p text:style-name="P62"/>
      <text:p text:style-name="P62">My alarm went off at 8, and I stumbled out of bed to make coffee before heading to WNCW. Played in Studio-B with Lillie, which was a treat as always.</text:p>
      <text:p text:style-name="P62"/>
      <text:p text:style-name="P62">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2"/>
      <text:p text:style-name="P62">Then it was back to Hillcrest to let Myrtle out, picked up some tapes from UPS, laid on the couch, scrolled through and shared a few reels, and wound down talking to ChatGPT about this design.</text:p>
      <text:p text:style-name="P62"/>
      <text:p text:style-name="P86"><text:soft-page-break/><text:span text:style-name="T103">All in all, a long but satisfying stretch — a mix of running around, music, little technical victories, and stolen moments of rest. Feels good to have it all down.</text:span><text:span text:style-name="T23">420</text:span><text:span text:style-name="T103"> </text:span><text:span text:style-name="T107"><text:tab/></text:span></text:p>
      <text:p text:style-name="P46"/>
      <text:p text:style-name="P48">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48"/>
      <text:p text:style-name="P48"><text:span text:style-name="T133">viii</text:span>.ii</text:p>
      <text:p text:style-name="P48"/>
      <text:p text:style-name="P48">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7"><text:span text:style-name="T107"><text:s text:c="3"/>He left at 2, drove to Meyers, slowly alternated between laying in bed and loading things in, looking at his phone, setting up his computer, and, eventually, writing.</text:span><text:span text:style-name="T45">316</text:span><text:span text:style-name="T107"> </text:span><text:span text:style-name="T112">He spent a while being patient in Onshape until, finally, he felt like he had correctly created a model for an MX keyswitch with an R1-1U keycap that could be easily replicated across a PCB.</text:span><text:span text:style-name="T48">413</text:span><text:span text:style-name="T112"> </text:span></text:p>
      <text:p text:style-name="P87"><text:span text:style-name="T112"><text:s text:c="3"/></text:span><text:span text:style-name="T113">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13"> </text:span><text:span text:style-name="T114">He played around with switches and keycaps in Onshape but eventually abandoned, listened to his houseguest blasting </text:span><text:span text:style-name="T104">That 70s Show</text:span><text:span text:style-name="T114">.</text:span></text:p>
      <text:p text:style-name="P88"><text:span text:style-name="T107"/></text:p>
      <text:p text:style-name="P88"><text:span text:style-name="T107"/></text:p>
      <text:p text:style-name="P88"><text:span text:style-name="T107"/></text:p>
      <text:p text:style-name="P88"><text:soft-page-break/><text:span text:style-name="T120">viii</text:span><text:span text:style-name="T107">.iii</text:span></text:p>
      <text:p text:style-name="P88"><text:span text:style-name="T107"/></text:p>
      <text:p text:style-name="P88"><text:span text:style-name="T107">Ross woke to his alarm, walked to the market, got a sandwich/coffee, walked to Morgan’s Comics, said aloha to the art class, swept, accepted some cards, hung with Hannah, sold lots of stuff, ate, locked up, took out the trash, walked down to Downing, ate pizza, watched Pottery, cuddled on the couch, took grapes, ate them on the way to Meyers, tackled Onshape and finally crafted composite switch/cap parts that could be selectively hidden for a 60% keyboard, namely Tabby.</text:span><text:span text:style-name="T45">1244</text:span><text:span text:style-name="T107"> </text:span></text:p>
      <text:p text:style-name="P88"><text:span text:style-name="T107"/></text:p>
      <text:p text:style-name="P102"><text:span text:style-name="T120">viii</text:span><text:span text:style-name="T107">.iv</text:span></text:p>
      <text:p text:style-name="P102"><text:span text:style-name="T107"/></text:p>
      <text:p text:style-name="P102"><text:span text:style-name="T107">Ross wrote in his notebook:</text:span></text:p>
      <text:p text:style-name="P102"><text:span text:style-name="T102">I slept hard, woke at 11, didn’t really want to walk on account of the seemingly looming rain. I sucked it up, packed my bag, printed journal pages, which required getting my Mac file up to date. I walked straight to the bank, deposited $120, went to High Five, ordered a coffee in a ceramic mug, played Wordle (RIGID in three,) edited pages 9-12, wrote.</text:span><text:span text:style-name="T22">155</text:span></text:p>
      <text:p text:style-name="P102"><text:span text:style-name="T22"/></text:p>
      <text:p text:style-name="P102"><text:span text:style-name="T107">Ross walked to the west side, noticed it was 3PM, went to UJ, sat next to Tom Cornish, ordered turkey pita w/ tots &amp; Coke, </text:span><text:span text:style-name="T115">ate, walked to Izzy’s, ordered a drip, wat on the porch, talked to Hannah, </text:span><text:span text:style-name="T107">walked down to Middlemont, set up drums, had a fun and surprisingly productive rehearsal with Bellah, June, Melissa, Amanda, Amber, Ryan, Dulci, Kevin, started by two songs with Lillie, who was joined by her partner.</text:span></text:p>
      <text:p text:style-name="P102"><text:span text:style-name="T107"><text:s text:c="3"/>Rehearsal finished and Ross walked up to Haywood, running into Casey, Alan, Wendi at UJ. Hannah was frantically trying to find him at that point, was parked in front of the Hop. Ross walked to her, apologized, rode down to Downing, ate cherries, made love, went to bed.</text:span></text:p>
      <text:p text:style-name="P104"/>
      <text:p text:style-name="P103"><text:span text:style-name="T120">viii</text:span><text:span text:style-name="T107">.v</text:span></text:p>
      <text:p text:style-name="P102"><text:span text:style-name="T107"/></text:p>
      <text:p text:style-name="P102"><text:span text:style-name="T107">Ross woke, shortly heard Hannah’s alarm, cuddled, helped her drum out the pattern to her alarm, got dressed, worried Hannah that they were not sticking to their coffee tradition. He walked to Ingles, bought grapes, sparkling water, peas, ramen, went to Bad Manners, ordered a drip, walked to Meyers.</text:span><text:span text:style-name="T45">912</text:span><text:span text:style-name="T107"> <text:s/></text:span></text:p>
      <text:p text:style-name="P102"><text:span text:style-name="T107"><text:s text:c="3"/></text:span><text:span text:style-name="T116">He finished his PCB rework and case design for Tabby with just enough time to walk to the market, buy a burrito, call his dad for his 80</text:span><text:span text:style-name="T50">th</text:span><text:span text:style-name="T116"> birthday, talk to his sister, chug his burrito, sit impatiently through a meeting with Ryan, Melissa, Hannah, Bellah, June, Max, walk with Hannah for a bit talking about what was wrong until she had to pedal away for class.</text:span></text:p>
      <text:p text:style-name="P102"><text:span text:style-name="T116"><text:s text:c="3"/>He went to Odd’s, ordered a coffee, walked to Meyers, made a slight design adjustment, got in the Camry, drove to Asheville Makers on Coxe for open house, met a bunch of cool nerds and admired equipment. He drove home, ordered the Tabby PCB with Slab bottom, soldered switches into Shortcut, talked to Hannah, ate beet salad from Bri, got some calipers from the basement, did a little bit of Shortcut case redesign, fell asleep.</text:span></text:p>
      <text:p text:style-name="P102"><text:span text:style-name="T116"/></text:p>
      <text:p text:style-name="P104"><text:span text:style-name="T120">viii</text:span><text:span text:style-name="T107">.vi</text:span></text:p>
      <text:p text:style-name="P104"><text:span text:style-name="T107"/></text:p>
      <text:p text:style-name="P104"><text:span text:style-name="T107">Ross woke a bit before his alarm, attached a second PCB to the underside of Shortcut, typed journal entries on it.</text:span><text:span text:style-name="T45">814</text:span><text:span text:style-name="T51"> </text:span><text:span text:style-name="T117">He left the house, walked to Taco Billy, had teary conversation with anxious/sad Hannah, turned the mood around, got in the Space Bug, rode to Meyers, kissed goodbye.</text:span><text:span text:style-name="T51">1027</text:span><text:span text:style-name="T117"> </text:span></text:p>
      <text:p text:style-name="P104"><text:span text:style-name="T117"><text:s text:c="3"/></text:span><text:span text:style-name="T118">He lay down, came close to a nap, got his Shortcut keyboard in a bit more working order, moved it to the iMac desk and Palmetto to the Air desk.</text:span><text:span text:style-name="T52">1248</text:span><text:span text:style-name="T118"> </text:span></text:p>
      <text:p text:style-name="P104"><text:span text:style-name="T118"><text:s text:c="3"/></text:span><text:span text:style-name="T119">He got his burrito out of the fridge, started eating it on the front porch, realied he was ready to head down to Downing, gathered his journals/mug, packed his bag, walked down, went inside, snacked on blueberries mango, chocolate, crackers, made a sandwich, installed Tuxedo on his Chromebook, </text:span><text:soft-page-break/><text:span text:style-name="T119">installed KiCad 5, had ChatGPT help him set up SSH for his GitHub account, tried to upgrade KiCad, ran out of disk space, laid on the couch looking at his phone, talked to Hannah, went to sleep.</text:span></text:p>
      <text:p text:style-name="P104"><text:span text:style-name="T119"/></text:p>
      <text:p text:style-name="P105"><text:span text:style-name="T107">ix.vii</text:span></text:p>
      <text:p text:style-name="P105"><text:span text:style-name="T107"/></text:p>
      <text:p text:style-name="P105"><text:span text:style-name="T107">Ross woke, played Wordle, opened a lemon seltzer, filled the kettle, gave the cats water, cleaned their litter, walked up to Odd’s, ordered a drip, drank it on the back porch, went to Meyers, trimmed his beard, changed his shirt.</text:span><text:span text:style-name="T45">147</text:span><text:span text:style-name="T107"> </text:span><text:span text:style-name="T120">He got dressed, drove to the Grey Eagle, arrived around 2:30, slowly loaded in/set up, ordered a burrito, ate on the back patio, sat by the front door.</text:span></text:p>
      <text:p text:style-name="P105"><text:span text:style-name="T120"><text:s text:c="3"/>He let in Amber. They waited a while for everyone who was late due to traffic or no reason at all. He checked sounds, hung out in the green room, greeted Hannah, watched Lillie, played a fun set with Ryan, Melissa, Amanda, Dulci, Amber, Kevin, packed up, loaded out, drove to Downing, cuddled in bed, slept.</text:span></text:p>
      <text:p text:style-name="P105"><text:span text:style-name="T120"/></text:p>
      <text:p text:style-name="P106"><text:span text:style-name="T107">viii.viii</text:span></text:p>
      <text:p text:style-name="P106"><text:span text:style-name="T107"/></text:p>
      <text:p text:style-name="P106"><text:span text:style-name="T107">Ross woke to Hannah’s alarm, stayed in bed a while, made her a coffee, went to the living room, looked at his phone, got dressed, drove to Meyers.</text:span><text:span text:style-name="T45">924</text:span><text:span text:style-name="T107"> </text:span></text:p>
      <text:p text:style-name="P106"><text:span text:style-name="T121"><text:s text:c="3"/>He ate grapes, changed clothes, walked up to the Market, bought a burrito/Italian/coffee, sat in the window, ate, greeted Lamont/Casey, walked down to Morgan’s Comics, immediately set off the alarm, called Morgan with no answer, called Bird, realized he was pressing </text:span><text:span text:style-name="T105">STAY</text:span><text:span text:style-name="T121"> instead of </text:span><text:span text:style-name="T105">OFF</text:span><text:span text:style-name="T121">, got the alarm disabled, started counting the drawer, had to open the store, lost count of the drawer, got a flood of customers right away, recounted the drawer.</text:span></text:p>
      <text:p text:style-name="P106"><text:span text:style-name="T121"><text:s text:c="3"/>He had a lull after that, swept, tidied, eventually got visits from the Reckards, Hannah. Bird was a little late, but soon arrived, so he clocked out, walked to Haywood Famous, ordered an Americano, walked to the top of Brevard, realized he still had the store keys, walked back east, dropped them off, chatted with Bird, walked to Meyers.</text:span><text:span text:style-name="T53">703</text:span><text:span text:style-name="T121"> </text:span></text:p>
      <text:p text:style-name="P106"><text:soft-page-break/><text:span text:style-name="T121"><text:s text:c="3"/></text:span><text:span text:style-name="T122">He restarted the Shortcut case design with 18mm side walls, hiding the rightmost column, chatted with ChatGPT, decided to make them 17.2mm to match the middle area, drafted that, took a bath.</text:span><text:span text:style-name="T54">905</text:span><text:span text:style-name="T122"> </text:span></text:p>
      <text:p text:style-name="P106"><text:span text:style-name="T122"><text:s text:c="3"/></text:span><text:span text:style-name="T123">Ross called Hannah, walked down to her neighborhood, ran into her/Kathryn/Suli on the streets, went to Downing, chilled on the couch while they talked, eventually watched an episode of pottery, snuggled, went to bed.</text:span></text:p>
      <text:p text:style-name="P106"><text:span text:style-name="T123"/></text:p>
      <text:p text:style-name="P107"><text:span text:style-name="T107">viii.ix</text:span></text:p>
      <text:p text:style-name="P107"><text:span text:style-name="T107"/></text:p>
      <text:p text:style-name="P107"><text:span text:style-name="T107">Ross woke to Hannah’s alarm, made a coffee, went back to bed. Hannah went to water aerobics. Ross walked to Battle Cat. It was too busy, so he went to Community, drank an espresso at the bar, walked down to River Arts, saw Francis, Grant, Kevin Smith, met up with Hannah, toured Pink Dog, went to Olde London Road, ate, walked to the car, drove to Foundy, saw the temporary woodworking space, drove to High Wire, found nothing of interest, got in the car, rode to Meyers, took a poop.</text:span><text:span text:style-name="T45">131</text:span><text:span text:style-name="T107"> </text:span></text:p>
      <text:p text:style-name="P107"><text:span text:style-name="T107"><text:s text:c="3"/></text:span><text:span text:style-name="T124">Ross rested for a while, got dressed, drove the windy route to Cedar Mountain, stopping for gas. He loaded in his stool, greeted Charlie, set up the rest of his drums, got a GuinNA, greeted the rest of the band, checked sounds, ate beans/rice, played a very fun set with Melissa, Dulci, Alyse, Ryan, Charlie, broke down, loaded out, sat next to the fire that had never been started, called Hannah, said his goodbyes, got in the car, drove to Downing, where he and Hannah cuddled in bed.</text:span></text:p>
      <text:p text:style-name="P107"><text:span text:style-name="T124"/></text:p>
      <text:p text:style-name="P108"><text:span text:style-name="T107">viii.x</text:span></text:p>
      <text:p text:style-name="P108"><text:span text:style-name="T107"/></text:p>
      <text:p text:style-name="P108"><text:span text:style-name="T107">Ross woke, looked at his phone for an hour, cuddled Hannah, made coffees, drank, made love, took a bath, helped with stir fry, ate, had a lie-down, drove to Leo’s, watched Steve play with Jaze/Zac Goober, grabbed Ryan, drove to the Colliseum, watched a bit of Sylvan Esso followed by Bernie Sanders, walked to Mamacita’s with Hannah/Gary, ate a burrito w/ Chips </text:span><text:soft-page-break/><text:span text:style-name="T107">&amp; Coke, walked back to the Space Bug in Montford, drove to Downing.</text:span></text:p>
      <text:p text:style-name="P108"><text:span text:style-name="T107"><text:s text:c="3"/>He sat in the chair, ate a popsicle, pet Suli, talked with Kathryn, said goodnight, got in the Camry, drove to Meyers, got his hex screws out of the mailbox.</text:span><text:span text:style-name="T45">944</text:span><text:span text:style-name="T107"> </text:span></text:p>
      <text:p text:style-name="P108"><text:span text:style-name="T107"/></text:p>
      <text:p text:style-name="P109"><text:span text:style-name="T107">viii.xi</text:span></text:p>
      <text:p text:style-name="P109"><text:span text:style-name="T107"/></text:p>
      <text:p text:style-name="P109"><text:span text:style-name="T107">Ross woke, eventually made some coffee, found an A1 Mini on Marketplace, messaged the buyer, laid around while waiting for UPS to show up, received the Tabby 0.1 PCBs, drove to FBRA girl-edition, started to help Melissa set up a new drum set, got in the car, called Hannah, drove to 12 Bones South, ordered a BBQ sammy w/ mac n’ cheese, baked beans, Cheerwine, greeted Hannah, met the Mini seller, paid $220 cash, chatted with Hannah some more.</text:span></text:p>
      <text:p text:style-name="P109"><text:span text:style-name="T107"><text:s text:c="3"/>He drove to Downing, set up the printer, started the Tabby case print, opened the PCBs, soldered diodes.</text:span><text:span text:style-name="T45">912</text:span><text:span text:style-name="T107"> </text:span><text:span text:style-name="T125">Hannah came over and they cuddled on the bed. The print finished not long after she departed and Ross soon realized most of the holes were too small, especially in the top shell. He fiddled with them forever nonetheless, did a test print that snapped right on and then redesigned half a topshell to attempt the snap-on method.</text:span><text:span text:style-name="T55">224</text:span><text:span text:style-name="T125"> </text:span></text:p>
      <text:p text:style-name="P109"><text:span text:style-name="T125"/></text:p>
      <text:p text:style-name="P110"><text:span text:style-name="T125">v</text:span><text:span text:style-name="T107">iii.xii</text:span></text:p>
      <text:p text:style-name="P110"><text:span text:style-name="T107"/></text:p>
      <text:p text:style-name="P110"><text:span text:style-name="T107">Ross attached the topshell, found it too boxy, designed one with 1% fillet, added another stubborn piece to the print, sent it, went back to bed, talked to Hannah, ran out of black filament, finished the job with white.</text:span><text:span text:style-name="T45">1044</text:span><text:span text:style-name="T107"> </text:span></text:p>
      <text:p text:style-name="P110"><text:span text:style-name="T107"><text:s text:c="3"/></text:span><text:span text:style-name="T126">Ross realized he had a hex screwdriver, left the house, got a coffee, a ham n’ cheese croissant, coffee for Hannah, went down to Downing, checked on the cats, took a rest, walked back to Bad Manners, ordered another drip, walked to Meyers, dealt with Mr. Van, desoldered switches, drove to Middlemont, learned </text:span><text:span text:style-name="T106">The Christmas Song</text:span><text:span text:style-name="T126"> with Tina, Melissa, Dulci, Max, Bellah, June, drove back to Meyers, </text:span><text:soft-page-break/><text:span text:style-name="T126">finished soldering switches, talked to Hannah, who said he sounded hungry, packed things in the Camry.</text:span><text:span text:style-name="T56">920</text:span><text:span text:style-name="T126"> </text:span></text:p>
      <text:p text:style-name="P110"><text:span text:style-name="T126"><text:s text:c="3"/></text:span><text:span text:style-name="T127">Ross drove to the WALK, ate a patty melt w/ tots &amp; Coke, continued down to Downing, where he lay on the couch, the bed. He decided the simplest way to handle mounting the controller on Tabby would be to fix/reorder the Slab design, so he did that, went back to bed, had a hard time falling asleep.</text:span></text:p>
      <text:p text:style-name="P110"><text:span text:style-name="T127"/></text:p>
      <text:p text:style-name="P111"><text:span text:style-name="T107">viii.xiii</text:span></text:p>
      <text:p text:style-name="P111"><text:span text:style-name="T107"/></text:p>
      <text:p text:style-name="P111"><text:span text:style-name="T107">Ross woke, kept an eye on the weather. His phone said it would be raining, but he thought otherwise. They came to an agreement at the last minute, so he left the house on foot, turned around, grabbed his brushes, went to Battle Cat, ordered a double shot, walked down the hill, across the bridge, decided on two more shots at the Summit truck.</text:span></text:p>
      <text:p text:style-name="P111"><text:span text:style-name="T107"><text:s text:c="3"/>He went to Citizen Studios, helped Tina load in, had a fun time recording </text:span><text:span text:style-name="T102">The Christmas Song </text:span><text:span text:style-name="T107">with her, Ryan, Melissa, Dulci, Gar. As soon as it came together, he said, “Oh, I should see if Steve’s in the neighborhood!” Steve said he was, said he had talked to Gar the day before, had been listening to the song that morning, had just tuned the piano and would be picking Ellis up around the corner in an hour, so he came in and ripped virtuosity all over the track.</text:span></text:p>
      <text:p text:style-name="P111"><text:span text:style-name="T107"><text:s text:c="3"/>The session ended. Ross went to a bench, talked to Hannah, saw the weather turning, hung up, realized he had walked off with Gar’s fob, returned it, went to High Five, ordered a drip, looked at cute keycaps in the Bambu app, walked to Grey Eagle, held the door open for people while they loaded in, drove the Electric Bug to Downing and back for Hannah’s merch, had yet another very meaningful Golden Folk with appearances from The Moon &amp; You, David Wimbesh, Elizabeth Mcorvey.</text:span></text:p>
      <text:p text:style-name="P111"><text:span text:style-name="T107"><text:s text:c="3"/>Ross and Hannah went to Downing, drank decaf, chatted in bed. Ross ran out of battery and went to sleep in the middle room.</text:span></text:p>
      <text:p text:style-name="P112"><text:span text:style-name="T107">viii.xiv</text:span></text:p>
      <text:p text:style-name="P111"><text:span text:style-name="T107"/></text:p>
      <text:p text:style-name="P111"><text:span text:style-name="T107">Ross woke to Hannah’s footsteps, cuddled, made coffees, drank and got stumped on Wordle in the living room. Hannah correctly suggested KNELL for guess number five. They walked about Catnap and she departed for work. Ross moved his printer from the trunk to the front seat, drove to Meyers for magnets, decided to sit down and write in his journal,</text:span><text:span text:style-name="T45">1025</text:span><text:span text:style-name="T107"> </text:span><text:span text:style-name="T128">desolder the rightmost column from Shortcut.</text:span><text:span text:style-name="T57">10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14T10:45:12.747231497</dc:date>
    <meta:editing-duration>P286DT23H53M52S</meta:editing-duration>
    <meta:editing-cycles>1702</meta:editing-cycles>
    <meta:generator>LibreOffice/24.2.5.2$MacOSX_X86_64 LibreOffice_project/bffef4ea93e59bebbeaf7f431bb02b1a39ee8a59</meta:generator>
    <meta:print-date>2025-07-22T12:16:37.436670714</meta:print-date>
    <meta:document-statistic meta:table-count="0" meta:image-count="0" meta:object-count="0" meta:page-count="30" meta:paragraph-count="216" meta:word-count="8741" meta:character-count="49736" meta:non-whitespace-character-count="40829"/>
  </office:meta>
</office:document-meta>
</file>